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5-07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49312" calcext:value-type="float">
            <text:p>236.0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5-04-0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82256" calcext:value-type="float">
            <text:p>235.9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5-01-06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0664" calcext:value-type="float">
            <text:p>236.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4-10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40752" calcext:value-type="float">
            <text:p>236.1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4-07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40168" calcext:value-type="float">
            <text:p>236.0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4-04-1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914" calcext:value-type="float">
            <text:p>235.9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4-01-1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82256" calcext:value-type="float">
            <text:p>235.9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3-10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1144" calcext:value-type="float">
            <text:p>236.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3-07-1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57052" calcext:value-type="float">
            <text:p>236.5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3-05-0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3524" calcext:value-type="float">
            <text:p>236.2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3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22464" calcext:value-type="float">
            <text:p>236.1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2-10-0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62088" calcext:value-type="float">
            <text:p>236.1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2-07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87768" calcext:value-type="float">
            <text:p>235.8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2-04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0184" calcext:value-type="float">
            <text:p>235.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2-01-25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866" calcext:value-type="float">
            <text:p>235.6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1-10-13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74408" calcext:value-type="float">
            <text:p>235.6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1-07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94576" calcext:value-type="float">
            <text:p>235.4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1-04-2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87312" calcext:value-type="float">
            <text:p>235.2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1-01-1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80632" calcext:value-type="float">
            <text:p>235.1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0-10-05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8368" calcext:value-type="float">
            <text:p>235.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0-07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5508" calcext:value-type="float">
            <text:p>234.9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0-04-1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36792" calcext:value-type="float">
            <text:p>234.9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20-01-1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21552" calcext:value-type="float">
            <text:p>234.9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9-10-0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006896" calcext:value-type="float">
            <text:p>235.0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9-07-0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11824" calcext:value-type="float">
            <text:p>234.8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9-04-1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0008" calcext:value-type="float">
            <text:p>235.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9-01-2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01384" calcext:value-type="float">
            <text:p>235.1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8-10-0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9036" calcext:value-type="float">
            <text:p>235.2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8-07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17336" calcext:value-type="float">
            <text:p>234.7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8-04-1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9892" calcext:value-type="float">
            <text:p>235.1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8-01-0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5988" calcext:value-type="float">
            <text:p>235.2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7-10-1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55536" calcext:value-type="float">
            <text:p>235.5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7-08-09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70192" calcext:value-type="float">
            <text:p>235.4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7-07-1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6656" calcext:value-type="float">
            <text:p>235.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7-04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84136" calcext:value-type="float">
            <text:p>235.7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7-01-1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03592" calcext:value-type="float">
            <text:p>236.0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6-10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4192" calcext:value-type="float">
            <text:p>236.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6-07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41336" calcext:value-type="float">
            <text:p>236.2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6-04-1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3712" calcext:value-type="float">
            <text:p>236.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6-01-1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8284" calcext:value-type="float">
            <text:p>236.0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5-10-0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16368" calcext:value-type="float">
            <text:p>236.1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5-07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6948" calcext:value-type="float">
            <text:p>235.8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5-04-1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04888" calcext:value-type="float">
            <text:p>235.7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5-01-0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89648" calcext:value-type="float">
            <text:p>235.6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4-10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26808" calcext:value-type="float">
            <text:p>235.8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4-07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10984" calcext:value-type="float">
            <text:p>235.7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4-04-22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4088" calcext:value-type="float">
            <text:p>235.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4-01-07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16496" calcext:value-type="float">
            <text:p>235.6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3-10-2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28688" calcext:value-type="float">
            <text:p>235.6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3-07-0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55536" calcext:value-type="float">
            <text:p>235.5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3-04-1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056" calcext:value-type="float">
            <text:p>235.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3-01-0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52488" calcext:value-type="float">
            <text:p>235.5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2-10-1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82968" calcext:value-type="float">
            <text:p>235.5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2-07-1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90944" calcext:value-type="float">
            <text:p>235.3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2-04-10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17208" calcext:value-type="float">
            <text:p>235.2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2-01-0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8368" calcext:value-type="float">
            <text:p>235.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1-10-1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06768" calcext:value-type="float">
            <text:p>235.5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1-07-13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36664" calcext:value-type="float">
            <text:p>235.4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1-04-2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55536" calcext:value-type="float">
            <text:p>235.5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1-01-1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16496" calcext:value-type="float">
            <text:p>235.6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0-10-0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74992" calcext:value-type="float">
            <text:p>235.7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0-07-1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92112" calcext:value-type="float">
            <text:p>235.5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0-04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59168" calcext:value-type="float">
            <text:p>235.6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10-01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64096" calcext:value-type="float">
            <text:p>235.4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9-10-1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30568" calcext:value-type="float">
            <text:p>235.4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9-07-0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53072" calcext:value-type="float">
            <text:p>235.6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9-04-1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77456" calcext:value-type="float">
            <text:p>235.6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9-01-0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9328" calcext:value-type="float">
            <text:p>235.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8-11-0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35952" calcext:value-type="float">
            <text:p>235.8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8-09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21296" calcext:value-type="float">
            <text:p>235.9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8-07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7804" calcext:value-type="float">
            <text:p>235.7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8-04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22592" calcext:value-type="float">
            <text:p>235.6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8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7324" calcext:value-type="float">
            <text:p>235.4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7-10-0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59168" calcext:value-type="float">
            <text:p>235.6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7-07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94576" calcext:value-type="float">
            <text:p>235.4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7-04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04304" calcext:value-type="float">
            <text:p>235.6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7-01-0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13448" calcext:value-type="float">
            <text:p>235.6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6-10-0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27392" calcext:value-type="float">
            <text:p>235.9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6-07-1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41464" calcext:value-type="float">
            <text:p>235.7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6-05-0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20128" calcext:value-type="float">
            <text:p>235.7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6-01-04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628" calcext:value-type="float">
            <text:p>235.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5-10-0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6948" calcext:value-type="float">
            <text:p>235.8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5-07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68312" calcext:value-type="float">
            <text:p>235.6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5-04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74408" calcext:value-type="float">
            <text:p>235.6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5-01-1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92112" calcext:value-type="float">
            <text:p>235.5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4-09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83552" calcext:value-type="float">
            <text:p>235.6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4-07-0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89064" calcext:value-type="float">
            <text:p>235.5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4-04-1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00088" calcext:value-type="float">
            <text:p>235.4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33032" calcext:value-type="float">
            <text:p>235.3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3-10-0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294" calcext:value-type="float">
            <text:p>235.2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3-07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81928" calcext:value-type="float">
            <text:p>234.8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3-04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38088" calcext:value-type="float">
            <text:p>234.6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77712" calcext:value-type="float">
            <text:p>234.6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38088" calcext:value-type="float">
            <text:p>234.6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12536" calcext:value-type="float">
            <text:p>234.4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2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29072" calcext:value-type="float">
            <text:p>234.1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91912" calcext:value-type="float">
            <text:p>233.9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34" calcext:value-type="float">
            <text:p>233.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99888" calcext:value-type="float">
            <text:p>233.7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35296" calcext:value-type="float">
            <text:p>233.6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59096" calcext:value-type="float">
            <text:p>233.5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65192" calcext:value-type="float">
            <text:p>233.5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84776" calcext:value-type="float">
            <text:p>233.2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958" calcext:value-type="float">
            <text:p>233.0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200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07992" calcext:value-type="float">
            <text:p>233.1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14088" calcext:value-type="float">
            <text:p>233.1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864152" calcext:value-type="float">
            <text:p>232.8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5008" calcext:value-type="float">
            <text:p>233.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53128" calcext:value-type="float">
            <text:p>233.0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83608" calcext:value-type="float">
            <text:p>233.0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77512" calcext:value-type="float">
            <text:p>233.0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8-04-2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89704" calcext:value-type="float">
            <text:p>233.0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8-02-0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46448" calcext:value-type="float">
            <text:p>232.9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7-10-0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60976" calcext:value-type="float">
            <text:p>233.3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7-07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54296" calcext:value-type="float">
            <text:p>233.2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7-04-0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53584" calcext:value-type="float">
            <text:p>233.6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7-01-13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38928" calcext:value-type="float">
            <text:p>233.7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6-10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04104" calcext:value-type="float">
            <text:p>234.0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6-06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4256" calcext:value-type="float">
            <text:p>233.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33416" calcext:value-type="float">
            <text:p>233.8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11368" calcext:value-type="float">
            <text:p>234.2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19344" calcext:value-type="float">
            <text:p>234.0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47944" calcext:value-type="float">
            <text:p>234.2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58256" calcext:value-type="float">
            <text:p>234.4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52744" calcext:value-type="float">
            <text:p>234.5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46648" calcext:value-type="float">
            <text:p>234.5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96712" calcext:value-type="float">
            <text:p>234.2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17464" calcext:value-type="float">
            <text:p>234.2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69864" calcext:value-type="float">
            <text:p>234.3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24728" calcext:value-type="float">
            <text:p>234.4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58256" calcext:value-type="float">
            <text:p>234.4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912" calcext:value-type="float">
            <text:p>234.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93664" calcext:value-type="float">
            <text:p>234.2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26024" calcext:value-type="float">
            <text:p>234.1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28488" calcext:value-type="float">
            <text:p>234.0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02936" calcext:value-type="float">
            <text:p>233.8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578" calcext:value-type="float">
            <text:p>233.8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6636" calcext:value-type="float">
            <text:p>233.7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93208" calcext:value-type="float">
            <text:p>233.6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38344" calcext:value-type="float">
            <text:p>233.6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25568" calcext:value-type="float">
            <text:p>233.5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6824" calcext:value-type="float">
            <text:p>233.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768" calcext:value-type="float">
            <text:p>233.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03064" calcext:value-type="float">
            <text:p>233.3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9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0248" calcext:value-type="float">
            <text:p>233.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39056" calcext:value-type="float">
            <text:p>233.2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78096" calcext:value-type="float">
            <text:p>233.1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98264" calcext:value-type="float">
            <text:p>232.9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809288" calcext:value-type="float">
            <text:p>232.8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812336" calcext:value-type="float">
            <text:p>232.8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90416" calcext:value-type="float">
            <text:p>232.6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19144" calcext:value-type="float">
            <text:p>232.4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7-12-0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84448" calcext:value-type="float">
            <text:p>232.1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7-10-3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51504" calcext:value-type="float">
            <text:p>232.2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78352" calcext:value-type="float">
            <text:p>232.1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42488" calcext:value-type="float">
            <text:p>231.7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45536" calcext:value-type="float">
            <text:p>231.7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612" calcext:value-type="float">
            <text:p>231.8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3072" calcext:value-type="float">
            <text:p>231.8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73552" calcext:value-type="float">
            <text:p>231.8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94888" calcext:value-type="float">
            <text:p>231.8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01112" calcext:value-type="float">
            <text:p>231.4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15056" calcext:value-type="float">
            <text:p>231.7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38856" calcext:value-type="float">
            <text:p>231.6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53512" calcext:value-type="float">
            <text:p>231.5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215184" calcext:value-type="float">
            <text:p>231.2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90124" calcext:value-type="float">
            <text:p>230.9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99488" calcext:value-type="float">
            <text:p>230.5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69008" calcext:value-type="float">
            <text:p>230.5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325168" calcext:value-type="float">
            <text:p>230.3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24592" calcext:value-type="float">
            <text:p>230.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24" calcext:value-type="float">
            <text:p>230.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45336" calcext:value-type="float">
            <text:p>230.1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9716" calcext:value-type="float">
            <text:p>229.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10-1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8192" calcext:value-type="float">
            <text:p>229.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813104" calcext:value-type="float">
            <text:p>229.8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657656" calcext:value-type="float">
            <text:p>229.6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480872" calcext:value-type="float">
            <text:p>229.4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791768" calcext:value-type="float">
            <text:p>229.7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14856" calcext:value-type="float">
            <text:p>230.1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44404" calcext:value-type="float">
            <text:p>230.4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645208" calcext:value-type="float">
            <text:p>230.6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486712" calcext:value-type="float">
            <text:p>230.4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23288" calcext:value-type="float">
            <text:p>230.5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605584" calcext:value-type="float">
            <text:p>230.6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9622" calcext:value-type="float">
            <text:p>230.9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2796" calcext:value-type="float">
            <text:p>231.3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071928" calcext:value-type="float">
            <text:p>231.0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029256" calcext:value-type="float">
            <text:p>231.0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54096" calcext:value-type="float">
            <text:p>231.6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5576" calcext:value-type="float">
            <text:p>232.0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13176" calcext:value-type="float">
            <text:p>231.9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766616" calcext:value-type="float">
            <text:p>232.7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791" calcext:value-type="float">
            <text:p>232.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769664" calcext:value-type="float">
            <text:p>232.7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74528" calcext:value-type="float">
            <text:p>232.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98976" calcext:value-type="float">
            <text:p>232.5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68496" calcext:value-type="float">
            <text:p>232.5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95216" calcext:value-type="float">
            <text:p>232.9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71416" calcext:value-type="float">
            <text:p>233.0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5676" calcext:value-type="float">
            <text:p>233.1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93336" calcext:value-type="float">
            <text:p>233.1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90288" calcext:value-type="float">
            <text:p>233.1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0248" calcext:value-type="float">
            <text:p>233.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54296" calcext:value-type="float">
            <text:p>233.2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12208" calcext:value-type="float">
            <text:p>233.3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36592" calcext:value-type="float">
            <text:p>233.3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15256" calcext:value-type="float">
            <text:p>233.3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59808" calcext:value-type="float">
            <text:p>233.1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14088" calcext:value-type="float">
            <text:p>233.1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07992" calcext:value-type="float">
            <text:p>233.1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62272" calcext:value-type="float">
            <text:p>233.0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68368" calcext:value-type="float">
            <text:p>233.0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68368" calcext:value-type="float">
            <text:p>233.0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75048" calcext:value-type="float">
            <text:p>233.1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482" calcext:value-type="float">
            <text:p>233.2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75632" calcext:value-type="float">
            <text:p>233.2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244" calcext:value-type="float">
            <text:p>233.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7868" calcext:value-type="float">
            <text:p>233.2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06112" calcext:value-type="float">
            <text:p>233.3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7012" calcext:value-type="float">
            <text:p>233.3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42688" calcext:value-type="float">
            <text:p>233.3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72584" calcext:value-type="float">
            <text:p>233.2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90872" calcext:value-type="float">
            <text:p>233.2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0248" calcext:value-type="float">
            <text:p>233.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26864" calcext:value-type="float">
            <text:p>233.2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0916" calcext:value-type="float">
            <text:p>233.3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90872" calcext:value-type="float">
            <text:p>233.2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27448" calcext:value-type="float">
            <text:p>233.3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00016" calcext:value-type="float">
            <text:p>233.3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08576" calcext:value-type="float">
            <text:p>233.2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01896" calcext:value-type="float">
            <text:p>233.1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31792" calcext:value-type="float">
            <text:p>233.0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70832" calcext:value-type="float">
            <text:p>232.9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40936" calcext:value-type="float">
            <text:p>233.0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6532" calcext:value-type="float">
            <text:p>233.0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28744" calcext:value-type="float">
            <text:p>233.0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01896" calcext:value-type="float">
            <text:p>233.1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44568" calcext:value-type="float">
            <text:p>233.1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4152" calcext:value-type="float">
            <text:p>233.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28744" calcext:value-type="float">
            <text:p>233.0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16552" calcext:value-type="float">
            <text:p>233.0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70832" calcext:value-type="float">
            <text:p>232.9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842816" calcext:value-type="float">
            <text:p>232.8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885488" calcext:value-type="float">
            <text:p>232.8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818432" calcext:value-type="float">
            <text:p>232.8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74528" calcext:value-type="float">
            <text:p>232.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35552" calcext:value-type="float">
            <text:p>232.6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32504" calcext:value-type="float">
            <text:p>232.6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44696" calcext:value-type="float">
            <text:p>232.6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0812" calcext:value-type="float">
            <text:p>232.6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13632" calcext:value-type="float">
            <text:p>232.5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16096" calcext:value-type="float">
            <text:p>232.4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78936" calcext:value-type="float">
            <text:p>232.2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38728" calcext:value-type="float">
            <text:p>232.1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04616" calcext:value-type="float">
            <text:p>232.0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3756" calcext:value-type="float">
            <text:p>231.9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6136" calcext:value-type="float">
            <text:p>231.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33928" calcext:value-type="float">
            <text:p>231.8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82112" calcext:value-type="float">
            <text:p>231.7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46704" calcext:value-type="float">
            <text:p>231.9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60064" calcext:value-type="float">
            <text:p>232.1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9664" calcext:value-type="float">
            <text:p>232.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01568" calcext:value-type="float">
            <text:p>232.0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8516" calcext:value-type="float">
            <text:p>231.7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80944" calcext:value-type="float">
            <text:p>231.5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15056" calcext:value-type="float">
            <text:p>231.7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94304" calcext:value-type="float">
            <text:p>231.7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25368" calcext:value-type="float">
            <text:p>231.9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00984" calcext:value-type="float">
            <text:p>231.9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8516" calcext:value-type="float">
            <text:p>231.7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55264" calcext:value-type="float">
            <text:p>231.8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45536" calcext:value-type="float">
            <text:p>231.7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3276" calcext:value-type="float">
            <text:p>231.6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38856" calcext:value-type="float">
            <text:p>231.6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40608" calcext:value-type="float">
            <text:p>231.9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8624" calcext:value-type="float">
            <text:p>232.0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46704" calcext:value-type="float">
            <text:p>231.9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82696" calcext:value-type="float">
            <text:p>231.8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41192" calcext:value-type="float">
            <text:p>232.0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0232" calcext:value-type="float">
            <text:p>231.9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34512" calcext:value-type="float">
            <text:p>231.9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31464" calcext:value-type="float">
            <text:p>231.9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52216" calcext:value-type="float">
            <text:p>231.8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766" calcext:value-type="float">
            <text:p>231.8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0708" calcext:value-type="float">
            <text:p>231.9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0232" calcext:value-type="float">
            <text:p>231.9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49752" calcext:value-type="float">
            <text:p>231.9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58312" calcext:value-type="float">
            <text:p>231.8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1084" calcext:value-type="float">
            <text:p>231.5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83408" calcext:value-type="float">
            <text:p>231.4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81528" calcext:value-type="float">
            <text:p>231.6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99816" calcext:value-type="float">
            <text:p>231.6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82112" calcext:value-type="float">
            <text:p>231.7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91256" calcext:value-type="float">
            <text:p>231.7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55264" calcext:value-type="float">
            <text:p>231.8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73552" calcext:value-type="float">
            <text:p>231.8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82112" calcext:value-type="float">
            <text:p>231.7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44952" calcext:value-type="float">
            <text:p>231.6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5656" calcext:value-type="float">
            <text:p>231.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46248" calcext:value-type="float">
            <text:p>231.3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95016" calcext:value-type="float">
            <text:p>231.3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05912" calcext:value-type="float">
            <text:p>231.7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72968" calcext:value-type="float">
            <text:p>231.7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9372" calcext:value-type="float">
            <text:p>231.6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82112" calcext:value-type="float">
            <text:p>231.7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60776" calcext:value-type="float">
            <text:p>231.7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87624" calcext:value-type="float">
            <text:p>231.6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69336" calcext:value-type="float">
            <text:p>231.6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38856" calcext:value-type="float">
            <text:p>231.6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18104" calcext:value-type="float">
            <text:p>231.7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5468" calcext:value-type="float">
            <text:p>231.7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9168" calcext:value-type="float">
            <text:p>231.8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328" calcext:value-type="float">
            <text:p>231.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25952" calcext:value-type="float">
            <text:p>232.0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77768" calcext:value-type="float">
            <text:p>232.0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77768" calcext:value-type="float">
            <text:p>232.0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5576" calcext:value-type="float">
            <text:p>232.0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7472" calcext:value-type="float">
            <text:p>232.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16808" calcext:value-type="float">
            <text:p>232.0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67456" calcext:value-type="float">
            <text:p>231.8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60192" calcext:value-type="float">
            <text:p>231.6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23616" calcext:value-type="float">
            <text:p>231.6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41904" calcext:value-type="float">
            <text:p>231.6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7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29712" calcext:value-type="float">
            <text:p>231.6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18104" calcext:value-type="float">
            <text:p>231.7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15056" calcext:value-type="float">
            <text:p>231.7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68752" calcext:value-type="float">
            <text:p>231.5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86456" calcext:value-type="float">
            <text:p>231.4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03576" calcext:value-type="float">
            <text:p>231.3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017064" calcext:value-type="float">
            <text:p>231.0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995728" calcext:value-type="float">
            <text:p>230.9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61032" calcext:value-type="float">
            <text:p>230.7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907336" calcext:value-type="float">
            <text:p>230.9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16936" calcext:value-type="float">
            <text:p>231.5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90672" calcext:value-type="float">
            <text:p>231.6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0232" calcext:value-type="float">
            <text:p>231.9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30168" calcext:value-type="float">
            <text:p>232.2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45992" calcext:value-type="float">
            <text:p>232.3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55136" calcext:value-type="float">
            <text:p>232.3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28288" calcext:value-type="float">
            <text:p>232.4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64864" calcext:value-type="float">
            <text:p>232.4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85616" calcext:value-type="float">
            <text:p>232.3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9476" calcext:value-type="float">
            <text:p>232.3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21024" calcext:value-type="float">
            <text:p>232.2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4424" calcext:value-type="float">
            <text:p>232.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5576" calcext:value-type="float">
            <text:p>232.0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19856" calcext:value-type="float">
            <text:p>232.0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97936" calcext:value-type="float">
            <text:p>231.8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16224" calcext:value-type="float">
            <text:p>231.9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04032" calcext:value-type="float">
            <text:p>231.9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34512" calcext:value-type="float">
            <text:p>231.9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01568" calcext:value-type="float">
            <text:p>232.0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35096" calcext:value-type="float">
            <text:p>232.0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50336" calcext:value-type="float">
            <text:p>232.0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50336" calcext:value-type="float">
            <text:p>232.0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10712" calcext:value-type="float">
            <text:p>232.0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328" calcext:value-type="float">
            <text:p>231.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30296" calcext:value-type="float">
            <text:p>231.7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6324" calcext:value-type="float">
            <text:p>231.6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80944" calcext:value-type="float">
            <text:p>231.5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5656" calcext:value-type="float">
            <text:p>231.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50464" calcext:value-type="float">
            <text:p>231.5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38272" calcext:value-type="float">
            <text:p>231.5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29128" calcext:value-type="float">
            <text:p>231.5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32176" calcext:value-type="float">
            <text:p>231.5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47416" calcext:value-type="float">
            <text:p>231.5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3944" calcext:value-type="float">
            <text:p>231.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72256" calcext:value-type="float">
            <text:p>232.1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54552" calcext:value-type="float">
            <text:p>232.2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96512" calcext:value-type="float">
            <text:p>232.6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5384" calcext:value-type="float">
            <text:p>232.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65448" calcext:value-type="float">
            <text:p>232.5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19144" calcext:value-type="float">
            <text:p>232.4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55136" calcext:value-type="float">
            <text:p>232.3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338" calcext:value-type="float">
            <text:p>232.3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708704" calcext:value-type="float">
            <text:p>232.7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15512" calcext:value-type="float">
            <text:p>232.3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4904" calcext:value-type="float">
            <text:p>232.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4236" calcext:value-type="float">
            <text:p>232.2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36264" calcext:value-type="float">
            <text:p>232.2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4236" calcext:value-type="float">
            <text:p>232.2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75888" calcext:value-type="float">
            <text:p>232.2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2712" calcext:value-type="float">
            <text:p>232.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17976" calcext:value-type="float">
            <text:p>232.2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1188" calcext:value-type="float">
            <text:p>232.2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90544" calcext:value-type="float">
            <text:p>232.1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5092" calcext:value-type="float">
            <text:p>232.1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44824" calcext:value-type="float">
            <text:p>232.1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44824" calcext:value-type="float">
            <text:p>232.1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052" calcext:value-type="float">
            <text:p>232.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5576" calcext:value-type="float">
            <text:p>232.0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5948" calcext:value-type="float">
            <text:p>232.0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25952" calcext:value-type="float">
            <text:p>232.0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95472" calcext:value-type="float">
            <text:p>231.9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64992" calcext:value-type="float">
            <text:p>231.9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19272" calcext:value-type="float">
            <text:p>231.9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9184" calcext:value-type="float">
            <text:p>231.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21736" calcext:value-type="float">
            <text:p>231.8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09544" calcext:value-type="float">
            <text:p>231.8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48584" calcext:value-type="float">
            <text:p>231.7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15056" calcext:value-type="float">
            <text:p>231.7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41904" calcext:value-type="float">
            <text:p>231.6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0228" calcext:value-type="float">
            <text:p>231.6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98648" calcext:value-type="float">
            <text:p>231.4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59608" calcext:value-type="float">
            <text:p>231.5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44368" calcext:value-type="float">
            <text:p>231.5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19984" calcext:value-type="float">
            <text:p>231.5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62072" calcext:value-type="float">
            <text:p>231.4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86456" calcext:value-type="float">
            <text:p>231.4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4132" calcext:value-type="float">
            <text:p>231.5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31008" calcext:value-type="float">
            <text:p>231.3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34056" calcext:value-type="float">
            <text:p>231.3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3464" calcext:value-type="float">
            <text:p>231.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25176" calcext:value-type="float">
            <text:p>231.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34056" calcext:value-type="float">
            <text:p>231.3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55264" calcext:value-type="float">
            <text:p>231.8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55264" calcext:value-type="float">
            <text:p>231.8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97936" calcext:value-type="float">
            <text:p>231.8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59936" calcext:value-type="float">
            <text:p>232.6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35552" calcext:value-type="float">
            <text:p>232.6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708704" calcext:value-type="float">
            <text:p>232.7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6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58768" calcext:value-type="float">
            <text:p>232.4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2524" calcext:value-type="float">
            <text:p>232.4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7096" calcext:value-type="float">
            <text:p>232.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60648" calcext:value-type="float">
            <text:p>232.2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69208" calcext:value-type="float">
            <text:p>232.1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7284" calcext:value-type="float">
            <text:p>232.2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1" calcext:value-type="float">
            <text:p>23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12464" calcext:value-type="float">
            <text:p>232.3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38728" calcext:value-type="float">
            <text:p>232.1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69208" calcext:value-type="float">
            <text:p>232.1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4048" calcext:value-type="float">
            <text:p>232.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42944" calcext:value-type="float">
            <text:p>232.3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27704" calcext:value-type="float">
            <text:p>232.3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89248" calcext:value-type="float">
            <text:p>232.4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22776" calcext:value-type="float">
            <text:p>232.5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00272" calcext:value-type="float">
            <text:p>232.3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90544" calcext:value-type="float">
            <text:p>232.1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69792" calcext:value-type="float">
            <text:p>232.2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80816" calcext:value-type="float">
            <text:p>232.0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60064" calcext:value-type="float">
            <text:p>232.1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75304" calcext:value-type="float">
            <text:p>232.1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85744" calcext:value-type="float">
            <text:p>231.8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6136" calcext:value-type="float">
            <text:p>231.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24784" calcext:value-type="float">
            <text:p>231.8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36976" calcext:value-type="float">
            <text:p>231.8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42488" calcext:value-type="float">
            <text:p>231.7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15056" calcext:value-type="float">
            <text:p>231.7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34512" calcext:value-type="float">
            <text:p>231.9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92424" calcext:value-type="float">
            <text:p>231.9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0232" calcext:value-type="float">
            <text:p>231.9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61944" calcext:value-type="float">
            <text:p>231.9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07664" calcext:value-type="float">
            <text:p>232.0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9852" calcext:value-type="float">
            <text:p>231.9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4424" calcext:value-type="float">
            <text:p>232.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41192" calcext:value-type="float">
            <text:p>232.0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4424" calcext:value-type="float">
            <text:p>232.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38144" calcext:value-type="float">
            <text:p>232.0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4424" calcext:value-type="float">
            <text:p>232.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7472" calcext:value-type="float">
            <text:p>232.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8996" calcext:value-type="float">
            <text:p>232.0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93008" calcext:value-type="float">
            <text:p>232.0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83864" calcext:value-type="float">
            <text:p>232.0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83864" calcext:value-type="float">
            <text:p>232.0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08248" calcext:value-type="float">
            <text:p>232.1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77768" calcext:value-type="float">
            <text:p>232.0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83864" calcext:value-type="float">
            <text:p>232.0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96056" calcext:value-type="float">
            <text:p>232.0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83864" calcext:value-type="float">
            <text:p>232.0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8624" calcext:value-type="float">
            <text:p>232.0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2528" calcext:value-type="float">
            <text:p>232.0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80816" calcext:value-type="float">
            <text:p>232.0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2528" calcext:value-type="float">
            <text:p>232.0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83864" calcext:value-type="float">
            <text:p>232.0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32048" calcext:value-type="float">
            <text:p>232.0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22904" calcext:value-type="float">
            <text:p>232.0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19856" calcext:value-type="float">
            <text:p>232.0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9376" calcext:value-type="float">
            <text:p>231.9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64992" calcext:value-type="float">
            <text:p>231.9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6804" calcext:value-type="float">
            <text:p>231.9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13176" calcext:value-type="float">
            <text:p>231.9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49752" calcext:value-type="float">
            <text:p>231.9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28416" calcext:value-type="float">
            <text:p>231.9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43656" calcext:value-type="float">
            <text:p>231.9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82696" calcext:value-type="float">
            <text:p>231.8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88792" calcext:value-type="float">
            <text:p>231.8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97936" calcext:value-type="float">
            <text:p>231.8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67456" calcext:value-type="float">
            <text:p>231.8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03448" calcext:value-type="float">
            <text:p>231.8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3088" calcext:value-type="float">
            <text:p>231.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004" calcext:value-type="float">
            <text:p>231.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3072" calcext:value-type="float">
            <text:p>231.8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5468" calcext:value-type="float">
            <text:p>231.7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0024" calcext:value-type="float">
            <text:p>231.8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18688" calcext:value-type="float">
            <text:p>231.8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03448" calcext:value-type="float">
            <text:p>231.8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242" calcext:value-type="float">
            <text:p>231.7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24784" calcext:value-type="float">
            <text:p>231.8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18688" calcext:value-type="float">
            <text:p>231.8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82112" calcext:value-type="float">
            <text:p>231.7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0024" calcext:value-type="float">
            <text:p>231.8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55264" calcext:value-type="float">
            <text:p>231.8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612" calcext:value-type="float">
            <text:p>231.8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766" calcext:value-type="float">
            <text:p>231.8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85744" calcext:value-type="float">
            <text:p>231.8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88792" calcext:value-type="float">
            <text:p>231.8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79648" calcext:value-type="float">
            <text:p>231.8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97936" calcext:value-type="float">
            <text:p>231.8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97936" calcext:value-type="float">
            <text:p>231.8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766" calcext:value-type="float">
            <text:p>231.8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576" calcext:value-type="float">
            <text:p>232.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0232" calcext:value-type="float">
            <text:p>231.9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10128" calcext:value-type="float">
            <text:p>231.9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43656" calcext:value-type="float">
            <text:p>231.9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25368" calcext:value-type="float">
            <text:p>231.9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94888" calcext:value-type="float">
            <text:p>231.8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00984" calcext:value-type="float">
            <text:p>231.9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3944" calcext:value-type="float">
            <text:p>231.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242" calcext:value-type="float">
            <text:p>231.7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5468" calcext:value-type="float">
            <text:p>231.7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18104" calcext:value-type="float">
            <text:p>231.7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66872" calcext:value-type="float">
            <text:p>231.7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3072" calcext:value-type="float">
            <text:p>231.8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73552" calcext:value-type="float">
            <text:p>231.8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9168" calcext:value-type="float">
            <text:p>231.8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27832" calcext:value-type="float">
            <text:p>231.8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24784" calcext:value-type="float">
            <text:p>231.8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88792" calcext:value-type="float">
            <text:p>231.8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04032" calcext:value-type="float">
            <text:p>231.9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79648" calcext:value-type="float">
            <text:p>231.8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70504" calcext:value-type="float">
            <text:p>231.8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46704" calcext:value-type="float">
            <text:p>231.9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6804" calcext:value-type="float">
            <text:p>231.9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0024" calcext:value-type="float">
            <text:p>231.8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8896" calcext:value-type="float">
            <text:p>231.9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77184" calcext:value-type="float">
            <text:p>231.9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95472" calcext:value-type="float">
            <text:p>231.9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9376" calcext:value-type="float">
            <text:p>231.9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89376" calcext:value-type="float">
            <text:p>231.9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50336" calcext:value-type="float">
            <text:p>232.0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32048" calcext:value-type="float">
            <text:p>232.0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71672" calcext:value-type="float">
            <text:p>232.0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2528" calcext:value-type="float">
            <text:p>232.0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84448" calcext:value-type="float">
            <text:p>232.1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23488" calcext:value-type="float">
            <text:p>232.1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157016" calcext:value-type="float">
            <text:p>232.1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21024" calcext:value-type="float">
            <text:p>232.2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99816" calcext:value-type="float">
            <text:p>231.6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30296" calcext:value-type="float">
            <text:p>231.7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11424" calcext:value-type="float">
            <text:p>231.6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69336" calcext:value-type="float">
            <text:p>231.6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599232" calcext:value-type="float">
            <text:p>231.5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12592" calcext:value-type="float">
            <text:p>231.8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10128" calcext:value-type="float">
            <text:p>231.9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53384" calcext:value-type="float">
            <text:p>232.0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94888" calcext:value-type="float">
            <text:p>231.8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10712" calcext:value-type="float">
            <text:p>232.0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40024" calcext:value-type="float">
            <text:p>231.8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246176" calcext:value-type="float">
            <text:p>229.2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81336" calcext:value-type="float">
            <text:p>228.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810056" calcext:value-type="float">
            <text:p>229.8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843584" calcext:value-type="float">
            <text:p>229.8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86492" calcext:value-type="float">
            <text:p>229.8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237032" calcext:value-type="float">
            <text:p>229.2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267512" calcext:value-type="float">
            <text:p>229.2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931976" calcext:value-type="float">
            <text:p>229.9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21113115801</text:p>
          </table:table-cell>
          <table:table-cell office:value-type="string" calcext:value-type="string">
            <text:p>02N 27E 02DDC1 <text:s text:c="14"/>USGS 8</text:p>
          </table:table-cell>
          <table:table-cell office:value-type="string" calcext:value-type="string">
            <text:p>195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65576" calcext:value-type="float">
            <text:p>232.0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98" meta:object-count="0"/>
    <meta:user-defined meta:name="AppVersion">3.0</meta:user-defined>
  </office:meta>
</office:document-meta>
</file>